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4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color="#999999"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999999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588cm" svg:height="1.481cm" svg:x="10.849cm" svg:y="2.4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88cm" svg:height="1.481cm" svg:x="14.45cm" svg:y="2.41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8cm" svg:height="1.481cm" svg:x="18.051cm" svg:y="2.4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8cm" svg:height="1.481cm" svg:x="22.152cm" svg:y="2.41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588cm" svg:height="1.481cm" svg:x="22.153cm" svg:y="6.51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88cm" svg:height="1.481cm" svg:x="18.154cm" svg:y="6.51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88cm" svg:height="1.481cm" svg:x="14.455cm" svg:y="6.51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88cm" svg:height="1.481cm" svg:x="18.155cm" svg:y="10.61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88cm" svg:height="1.481cm" svg:x="22.15cm" svg:y="10.61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2.947cm" svg:y1="7.999cm" svg:x2="22.944cm" svg:y2="10.618cm" draw:start-shape="id1" draw:start-glue-point="8" draw:end-shape="id2" draw:end-glue-point="4" svg:d="M22947 7999l-3 2619" svg:viewBox="0 0 4 2620">
          <text:p/>
        </draw:connector>
        <draw:connector draw:style-name="gr2" draw:text-style-name="P2" draw:layer="layout" draw:type="line" svg:x1="12.437cm" svg:y1="3.159cm" svg:x2="14.45cm" svg:y2="3.159cm" draw:start-shape="id3" draw:start-glue-point="10" draw:end-shape="id4" draw:end-glue-point="6" svg:d="M12437 3159h2013" svg:viewBox="0 0 2014 1">
          <text:p/>
        </draw:connector>
        <draw:connector draw:style-name="gr2" draw:text-style-name="P2" draw:layer="layout" draw:type="line" svg:x1="16.043cm" svg:y1="7.259cm" svg:x2="18.154cm" svg:y2="7.259cm" draw:start-shape="id5" draw:start-glue-point="10" draw:end-shape="id6" draw:end-glue-point="6" svg:d="M16043 7259h2111" svg:viewBox="0 0 2112 1">
          <text:p/>
        </draw:connector>
        <draw:frame draw:style-name="gr3" draw:text-style-name="P3" draw:layer="layout" svg:width="5.107cm" svg:height="1.119cm" svg:x="2.99cm" svg:y="3.492cm">
          <draw:text-box>
            <text:p text:style-name="P3"><text:span text:style-name="T2">union(5, 6)</text:span></text:p>
          </draw:text-box>
        </draw:frame>
        <draw:frame draw:style-name="gr3" draw:text-style-name="P3" draw:layer="layout" svg:width="9.365cm" svg:height="1.119cm" svg:x="2.991cm" svg:y="4.793cm">
          <draw:text-box>
            <text:p text:style-name="P3"><text:span text:style-name="T2">connected(1, 9) = false</text:span></text:p>
          </draw:text-box>
        </draw:frame>
        <draw:frame draw:style-name="gr3" draw:text-style-name="P3" draw:layer="layout" svg:width="9.365cm" svg:height="1.119cm" svg:x="2.992cm" svg:y="6.094cm">
          <draw:text-box>
            <text:p text:style-name="P3"><text:span text:style-name="T2">union(2, 5)</text:span></text:p>
          </draw:text-box>
        </draw:frame>
        <draw:connector draw:style-name="gr2" draw:text-style-name="P2" draw:layer="layout" draw:type="line" svg:x1="15.244cm" svg:y1="3.899cm" svg:x2="15.249cm" svg:y2="6.518cm" draw:start-shape="id4" draw:start-glue-point="8" draw:end-shape="id5" draw:end-glue-point="4" svg:d="M15244 3899l5 2619" svg:viewBox="0 0 6 2620">
          <text:p/>
        </draw:connector>
        <draw:frame draw:style-name="gr3" draw:text-style-name="P3" draw:layer="layout" svg:width="9.365cm" svg:height="1.119cm" svg:x="2.993cm" svg:y="7.395cm">
          <draw:text-box>
            <text:p text:style-name="P3"><text:span text:style-name="T2">union(8, 9)</text:span></text:p>
          </draw:text-box>
        </draw:frame>
        <draw:connector draw:style-name="gr2" draw:text-style-name="P2" draw:layer="layout" draw:type="line" svg:x1="19.743cm" svg:y1="11.359cm" svg:x2="22.15cm" svg:y2="11.359cm" draw:start-shape="id7" draw:start-glue-point="10" draw:end-shape="id2" draw:end-glue-point="6" svg:d="M19743 11359h2407" svg:viewBox="0 0 2408 1">
          <text:p/>
        </draw:connector>
        <draw:frame draw:style-name="gr3" draw:text-style-name="P3" draw:layer="layout" svg:width="9.365cm" svg:height="1.119cm" svg:x="2.992cm" svg:y="8.694cm">
          <draw:text-box>
            <text:p text:style-name="P3"><text:span text:style-name="T2">connected(7, 8) = true</text:span></text:p>
          </draw:text-box>
        </draw:frame>
        <draw:frame draw:style-name="gr3" draw:text-style-name="P3" draw:layer="layout" svg:width="9.365cm" svg:height="1.119cm" svg:x="2.994cm" svg:y="9.996cm">
          <draw:text-box>
            <text:p text:style-name="P3"><text:span text:style-name="T2">union(6, 8)</text:span></text:p>
          </draw:text-box>
        </draw:frame>
        <draw:connector draw:style-name="gr2" draw:text-style-name="P2" draw:layer="layout" draw:type="line" svg:x1="18.948cm" svg:y1="7.999cm" svg:x2="18.949cm" svg:y2="10.618cm" draw:start-shape="id6" draw:start-glue-point="8" draw:end-shape="id7" draw:end-glue-point="4" svg:d="M18948 7999l1 2619" svg:viewBox="0 0 2 2620">
          <text:p/>
        </draw:connector>
        <draw:frame draw:style-name="gr3" draw:text-style-name="P4" draw:layer="layout" svg:width="9.365cm" svg:height="1.119cm" svg:x="2.992cm" svg:y="11.294cm">
          <draw:text-box>
            <text:p text:style-name="P4"><text:span text:style-name="T3">connected(1, 9) = 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09:33:07.630689911</meta:creation-date>
    <dc:date>2016-05-17T10:35:03.606890303</dc:date>
    <dc:creator>elucterio </dc:creator>
    <meta:editing-duration>PT46M38S</meta:editing-duration>
    <meta:editing-cycles>11</meta:editing-cycles>
    <meta:generator>LibreOffice/4.2.8.2$Linux_X86_64 LibreOffice_project/420m0$Build-2</meta:generator>
    <meta:document-statistic meta:object-count="22"/>
  </office:meta>
</office:document-meta>
</file>